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Element element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Element element , String src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String element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String element , String src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.script( Element element , String src , String type ,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.script( String element , String src , String type ,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.scrip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